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Dear Editors,</text:p>
      <text:p text:style-name="Text_20_body"/>
      <text:p text:style-name="Text_20_body">I think that the proposed paper will arouse your interest, it concerns environmental and soil science and contains elements of computational methods, computer graphics and visualization.</text:p>
      <text:p text:style-name="Text_20_body">Although the work is based on a dissertation I completed back in 1993, it seems to me that its results have not lost their relevance.</text:p>
      <text:p text:style-name="Text_20_body">The work has never been submitted for a publication.</text:p>
      <text:p text:style-name="Text_20_body"/>
      <text:p text:style-name="Text_20_body">Sincerely,</text:p>
      <text:p text:style-name="Text_20_body">Igor Ratne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6-11T14:05:00</meta:creation-date>
    <dc:date>2021-06-11T14:32:00</dc:date>
    <dc:creator>Igor Ratnere</dc:creator>
    <meta:editing-duration>PT10M37S</meta:editing-duration>
    <meta:editing-cycles>2</meta:editing-cycles>
    <meta:generator>OpenOffice/4.1.10$Unix OpenOffice.org_project/4110m2$Build-9807</meta:generator>
    <meta:document-statistic meta:table-count="0" meta:image-count="0" meta:object-count="0" meta:page-count="1" meta:paragraph-count="6" meta:word-count="65" meta:character-count="407"/>
  </office:meta>
</office:document-meta>
</file>